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0in" fo:margin-right="0in" fo:text-align="justify" style:justify-single-word="false" fo:text-indent="0.4917in" style:auto-text-indent="false" style:page-number="1"/>
    </style:style>
    <style:style style:name="P2"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3"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fo:break-before="auto" fo:break-after="auto"/>
    </style:style>
    <style:style style:name="P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5"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6"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7"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8" style:family="paragraph" style:parent-style-name="Standard" style:list-style-name="WWNum1">
      <style:paragraph-properties fo:margin-left="1in" fo:margin-right="0in" fo:margin-top="0in" fo:margin-bottom="0.139in" loext:contextual-spacing="false" fo:line-height="100%" fo:text-indent="-0.25in" style:auto-text-indent="false"/>
    </style:style>
    <style:style style:name="P9" style:family="paragraph" style:parent-style-name="Standard" style:list-style-name="WWNum1">
      <style:paragraph-properties fo:margin-left="1in" fo:margin-right="0in" fo:text-indent="-0.2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4917in" fo:margin-right="0in" fo:margin-top="0in" fo:margin-bottom="0.139in" loext:contextual-spacing="false" fo:line-height="100%" fo:text-indent="0in" style:auto-text-indent="false"/>
    </style:style>
    <style:style style:name="P12" style:family="paragraph" style:parent-style-name="Standard">
      <style:paragraph-properties fo:margin-left="0.4917in" fo:margin-right="0in" fo:text-indent="0in" style:auto-text-indent="false" fo:keep-with-next="auto"/>
    </style:style>
    <style:style style:name="P13" style:family="paragraph" style:parent-style-name="Standard">
      <style:paragraph-properties fo:margin-left="0in" fo:margin-right="0in" fo:margin-top="0.1665in" fo:margin-bottom="0in" loext:contextual-spacing="false" fo:line-height="100%" fo:text-align="justify" style:justify-single-word="false" fo:text-indent="0in" style:auto-text-indent="false"/>
    </style:style>
    <style:style style:name="P14" style:family="paragraph" style:parent-style-name="Heading_20_2" style:list-style-name="WWNum1">
      <style:paragraph-properties fo:margin-left="0.5in" fo:margin-right="0in" fo:margin-top="0.139in" fo:margin-bottom="0.0555in" loext:contextual-spacing="false" fo:line-height="100%" fo:text-align="justify" style:justify-single-word="false" fo:keep-together="auto" fo:text-indent="-0.25in" style:auto-text-indent="false" fo:keep-with-next="auto"/>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color="#1155cc" fo:font-size="12pt" style:text-underline-style="solid" style:text-underline-width="auto" style:text-underline-color="font-color"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Для початку, панове з techtarget.net </text:span><text:a xlink:type="simple" xlink:href="https://www.techtarget.com/searchitoperations/definition/DevOps" text:style-name="ListLabel_20_10" text:visited-style-name="ListLabel_20_10"><text:span text:style-name="T3">стверджують</text:span></text:a><text:span text:style-name="T1"> що не існує жодного офіційного DevOps-фреймворку. Менше з тим, перелік знайдених не офіційних фреймворків:</text:span></text:p>
      <text:list xml:id="list1587508105" text:style-name="WWNum1">
        <text:list-item>
          <text:p text:style-name="P2"><text:a xlink:type="simple" xlink:href="https://blog.sonatype.com/principle-based-devops-frameworks-three-ways" text:style-name="ListLabel_20_10" text:visited-style-name="ListLabel_20_10"><text:span text:style-name="T3">The Three Ways</text:span></text:a><text:span text:style-name="T1"> - це те, що було описано в The Phoenix Project/DevOps Handbook. Складається з трьох “шляхів”: </text:span></text:p>
          <text:list>
            <text:list-item>
              <text:p text:style-name="P5"><text:span text:style-name="T1">Принципу потоку - прозорість процесів, розбиття задач на маленькі складові, тісна комунікація між командами, оптимізація всього, що можливо; </text:span></text:p>
            </text:list-item>
            <text:list-item>
              <text:p text:style-name="P5"><text:span text:style-name="T1">Принципу зворотнього зв’язку - можливість знайти та вирішити проблему якнайшвидше, закладання та підтримка високого рівня якості з самого початку розробки коду, оптимізація для наступних ланок процесу розробки;</text:span></text:p>
            </text:list-item>
            <text:list-item>
              <text:p text:style-name="P5"><text:span text:style-name="T1">Принципу постійного навчання - введення культури роботи над помилками, оптимізація робочого процесу кожного члена команди, розповсюдження гарних ідей та знахідок між усіма членами команд, гнучкі шаблони щоденної організації роботи та акцент на культурі постійного розвитку кожного.</text:span></text:p>
            </text:list-item>
          </text:list>
        </text:list-item>
        <text:list-item>
          <text:p text:style-name="P14"><text:bookmark text:name="_whtky4aq65e4"/><text:a xlink:type="simple" xlink:href="https://blog.sonatype.com/principle-based-devops-frameworks-accelerate" text:style-name="ListLabel_20_10" text:visited-style-name="ListLabel_20_10"><text:span text:style-name="T3">Technical and Management Practices of High-Performing DevOps Teams</text:span></text:a><text:span text:style-name="T1"> від Accelerate. Складається з практик технічних та практик менеджменту.</text:span></text:p>
        </text:list-item>
      </text:list>
      <text:p text:style-name="P10"><text:span text:style-name="T1">Технічні практики описують ключові зони:</text:span></text:p>
      <text:list xml:id="list73235648259351" text:continue-numbering="true" text:style-name="WWNum1">
        <text:list-item>
          <text:list>
            <text:list-item>
              <text:p text:style-name="P9"><text:span text:style-name="T1">безперервна доставка, що власне описує методи CD;</text:span></text:p>
            </text:list-item>
            <text:list-item>
              <text:p text:style-name="P9"><text:span text:style-name="T1">архітектура, де виділяють ідею архітектури слабкого зв’язку, тобто надання командам можливості довести свою роботу від початку до кінця без взаємодії з іншими командами та ідею уповноважених команд, тобто вибір командами інструментів самостійно для підвищення ефективності роботи;</text:span></text:p>
            </text:list-item>
            <text:list-item>
              <text:p text:style-name="P8"><text:span text:style-name="T1">продукт та процеси де виділяють принципи зворотного зв’язку з клієнтом, ідеї, що оптимізація роботи приносить користь клієнту, роботи малими частками та право команд на експерименти.</text:span></text:p>
            </text:list-item>
          </text:list>
        </text:list-item>
      </text:list>
      <text:p text:style-name="P11"><text:span text:style-name="T1"><text:tab/>Практики менеджменту ділять на дві частини - бережливе управління і моніторинг (перша частина) та культура.</text:span></text:p>
      <text:p text:style-name="P11"><text:span text:style-name="T1">Перша пропонує мінімізувати процес погодження змін, описує важливість постійного моніторингу, мінімізацію кількості проектів в роботі у однієї команди та важливість використання канбану чи якогось подібного методи візуалізації процесів.</text:span></text:p>
      <text:p text:style-name="P12"><text:span text:style-name="T1">Культура же пропагує навчання та саморозвиток, заохочує спільну роботу між командами, налаштування робочого процесу так, щоб він приносив працівникам задоволення та трансформаційне лідерство.</text:span></text:p>
      <text:list xml:id="list73235078772501" text:continue-numbering="true" text:style-name="WWNum1">
        <text:list-item>
          <text:p text:style-name="P3"><text:span text:style-name="T1">Власне, </text:span><text:a xlink:type="simple" xlink:href="https://www.atlassian.com/devops/frameworks/calms-framework" text:style-name="ListLabel_20_10" text:visited-style-name="ListLabel_20_10"><text:span text:style-name="T3">CALMS</text:span></text:a><text:span text:style-name="T1">. Тобто Culture, Automation, Lean, Measurement, Share.</text:span></text:p>
        </text:list-item>
        <text:list-item>
          <text:p text:style-name="P4"><text:a xlink:type="simple" xlink:href="https://www.scaledagileframework.com/calmr/" text:style-name="ListLabel_20_10" text:visited-style-name="ListLabel_20_10"><text:span text:style-name="T3">CALMR</text:span></text:a><text:span text:style-name="T1"> від Scaled Agile. Розшифровується як Culture, Automation, Lean Flow, Measurements, Recovery. Є варіацією CALMS але відрізняється тим, що: </text:span></text:p>
          <text:list>
            <text:list-item>
              <text:p text:style-name="P5"><text:span text:style-name="T1">ідеї спільних знань, досвіду та цілей тут відноситься до культури;</text:span></text:p>
            </text:list-item>
            <text:list-item>
              <text:p text:style-name="P5"><text:span text:style-name="T1">у модуля Lean назва саме Lean Flow і він більше про слідування принципам канбан, ніж про творчі ідеї саморозвитку та оптимізації та прийняття помилок;</text:span></text:p>
            </text:list-item>
            <text:list-item>
              <text:p text:style-name="P5"><text:span text:style-name="T1">реакція на помилки та проблеми у роботі винесена в окремий повноцінний модуль Recovery, який сфокусований навколо максимального скорочення часу простою, шляхом відпрацювання реакцій на можливі проблеми заздалегідь, вирішення них всіма учасниками процесу, як однією командою та впровадженням виправлень максимально швидко.</text:span></text:p>
            </text:list-item>
          </text:list>
        </text:list-item>
      </text:list>
      <text:p text:style-name="P13"><text:span text:style-name="T1">Якщо порівняти CALMS з, наприклад, The Three Ways, то можна помітити, що вони пропагують одні й ті самі цінності: тісну комунікацію між учасниками процесу, постійний розвиток, оптимізацію процесів та культуру організації робочих процесів в цілому. Тим не менше, в CALMS окремо виділяється і акцентується увага на, по-перше, автоматизації, як засобі оптимізації та підвищення якості, та, по-друге, на вимірюванні, тобто моніторингу та порівнянні отриманих результатів, як на одному з найнадійніших методів отримання зворотного зв’язку.</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normal" style:font-name-asian="Arial1" style:font-family-asian="Arial"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462" meta:character-count="3428" meta:non-whitespace-character-count="2994"/>
    <meta:generator>LibreOfficeDev/6.0.5.2$Linux_X86_64 LibreOffice_project/</meta:generator>
  </office:meta>
</office:document-meta>
</file>